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PolicyManagerWrapper.buildSubtreePolicy( AccreditableManager controll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accreditableAdded( AccreditableManager manager , Accreditable accr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getPublication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cumentPolicyManagerWrapper.getPolicies( AccreditableManager controll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getPolicy( AccreditableManager controll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get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getPolic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PolicyManagerWrapper.getCredentials( AccreditableManager controller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setPolicyManager( InheritingPolicyManager _polic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getGrantedRoles( AccreditableManager accreditableManager , Identity identity ,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configure( Configuration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ocumentPolicyManagerWrapper.strip( String strippedUrl , char delim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PolicyManagerWrapper.getPolicyURL( String webapp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accreditableRemoved( AccreditableManager manager , Accreditable accredi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getPolicyUrlFast( String webapp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PolicyManagerWrapper.saveSubtreePolicy( String url , 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PolicyManagerWrapper.getPolicyUrlCorrect( String webappUr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ocumentPolicyManagerWrapper.DocumentPolicyManage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